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5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000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c2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299792458" calcext:value-type="float">
            <text:p>29979245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C2]*[.B2]*[.B2]" office:value-type="float" office:value="1.34813276810523E+018" calcext:value-type="float">
            <text:p>1.34813276810523E+018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299792458" calcext:value-type="float">
            <text:p>299792458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formula="of:=[.C3]*[.B3]*[.B3]" office:value-type="float" office:value="1.34813276810523E+019" calcext:value-type="float">
            <text:p>1.34813276810523E+019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299792458" calcext:value-type="float">
            <text:p>299792458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formula="of:=[.C4]*[.B4]*[.B4]" office:value-type="float" office:value="1.34813276810523E+020" calcext:value-type="float">
            <text:p>1.34813276810523E+020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299792458" calcext:value-type="float">
            <text:p>299792458</text:p>
          </table:table-cell>
          <table:table-cell table:style-name="ce2" office:value-type="float" office:value="133" calcext:value-type="float">
            <text:p>133</text:p>
          </table:table-cell>
          <table:table-cell table:style-name="ce2" table:formula="of:=[.C5]*[.B5]*[.B5]" office:value-type="float" office:value="1.19534438771997E+019" calcext:value-type="float">
            <text:p>1.19534438771997E+019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299792458" calcext:value-type="float">
            <text:p>299792458</text:p>
          </table:table-cell>
          <table:table-cell table:style-name="ce2" office:value-type="float" office:value="15.52" calcext:value-type="float">
            <text:p>15.52</text:p>
          </table:table-cell>
          <table:table-cell table:style-name="ce2" table:formula="of:=[.C6]*[.B6]*[.B6]" office:value-type="float" office:value="1.39486803739954E+018" calcext:value-type="float">
            <text:p>1.39486803739954E+018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299792458" calcext:value-type="float">
            <text:p>299792458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[.C7]*[.B7]*[.B7]" office:value-type="float" office:value="2.69626553621045E+018" calcext:value-type="float">
            <text:p>2.69626553621045E+018</text:p>
          </table:table-cell>
          <table:table-cell table:number-columns-repeated="6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B14]*[.C14]" office:value-type="float" office:value="175" calcext:value-type="float">
            <text:p>175</text:p>
          </table:table-cell>
          <table:table-cell table:formula="of:=[.C14]*[.D14]" office:value-type="float" office:value="6125" calcext:value-type="float">
            <text:p>6125</text:p>
          </table:table-cell>
          <table:table-cell table:formula="of:=[.D14]*[.E14]" office:value-type="float" office:value="1071875" calcext:value-type="float">
            <text:p>1071875</text:p>
          </table:table-cell>
          <table:table-cell table:formula="of:=[.E14]*[.F14]" office:value-type="float" office:value="6565234375" calcext:value-type="float">
            <text:p>6565234375</text:p>
          </table:table-cell>
          <table:table-cell table:formula="of:=[.F14]*[.G14]" office:value-type="float" office:value="7037110595703125" calcext:value-type="float">
            <text:p>7037110595703125</text:p>
          </table:table-cell>
          <table:table-cell table:formula="of:=[.G14]*[.H14]" office:value-type="float" office:value="4.62002803835869E+025" calcext:value-type="float">
            <text:p>4,62002803835869E+025</text:p>
          </table:table-cell>
          <table:table-cell table:formula="of:=[.H14]*[.I14]" office:value-type="float" office:value="3.25116482611794E+041" calcext:value-type="float">
            <text:p>3,25116482611794E+04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B15]*[.C15]"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table:formula="of:=[.B16]*[.C16]"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B17]*[.C17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B18]*[.C18]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B19]*[.C19]" office:value-type="float" office:value="750" calcext:value-type="float">
            <text:p>75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35" calcext:value-type="float">
            <text:p>35</text:p>
          </table:table-cell>
          <table:table-cell table:formula="of:=[.B20]*[.C20]" office:value-type="float" office:value="1225" calcext:value-type="float">
            <text:p>1225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h2/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([.B24]*[.C24]*[.C24]*[.C24])/12" office:value-type="float" office:value="1250" calcext:value-type="float">
            <text:p>1250</text:p>
          </table:table-cell>
          <table:table-cell table:formula="of:=([.C24]*[.D24]*[.D24]*[.D24])/12" office:value-type="float" office:value="1627604166.66667" calcext:value-type="float">
            <text:p>1627604166,66667</text:p>
          </table:table-cell>
          <table:table-cell table:formula="of:=([.D24]*[.E24]*[.E24]*[.E24])/12" office:value-type="float" office:value="4.49133186060705E+029" calcext:value-type="float">
            <text:p>4,49133186060705E+029</text:p>
          </table:table-cell>
          <table:table-cell table:formula="of:=([.E24]*[.F24]*[.F24]*[.F24])/12" office:value-type="float" office:value="1.22883333638822E+097" calcext:value-type="float">
            <text:p>1,22883333638822E+097</text:p>
          </table:table-cell>
          <table:table-cell table:formula="of:=([.F24]*[.G24]*[.G24]*[.G24])/12" office:value-type="string" office:string-value="" calcext:value-type="error">
            <text:p>#NÚM!</text:p>
          </table:table-cell>
          <table:table-cell table:formula="of:=([.G24]*[.H24]*[.H24]*[.H24])/12" office:value-type="string" office:string-value="" calcext:value-type="error">
            <text:p>#NÚM!</text:p>
          </table:table-cell>
          <table:table-cell table:formula="of:=([.H24]*[.I24]*[.I24]*[.I24])/12" office:value-type="string" office:string-value="" calcext:value-type="error">
            <text:p>#NÚM!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formula="of:=([.B25]*[.C25]*[.C25]*[.C25])/12" office:value-type="float" office:value="24334" calcext:value-type="float">
            <text:p>24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formula="of:=([.B26]*[.C26]*[.C26]*[.C26])/12" office:value-type="float" office:value="89842.5" calcext:value-type="float">
            <text:p>89842,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formula="of:=([.B27]*[.C27]*[.C27]*[.C27])/12" office:value-type="float" office:value="222446.25" calcext:value-type="float">
            <text:p>222446,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formula="of:=([.B28]*[.C28]*[.C28]*[.C28])/12" office:value-type="float" office:value="304776.833333333" calcext:value-type="float">
            <text:p>304776,833333333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47" calcext:value-type="float">
            <text:p>47</text:p>
          </table:table-cell>
          <table:table-cell table:formula="of:=([.B29]*[.C29]*[.C29]*[.C29])/12" office:value-type="float" office:value="406640.083333333" calcext:value-type="float">
            <text:p>406640,083333333</text:p>
          </table:table-cell>
          <table:table-cell table:formula="of:=([.C29]*[.D29]*[.D29]*[.D29])/12" office:value-type="float" office:value="2.63358396321401E+017" calcext:value-type="float">
            <text:p>2,63358396321401E+017</text:p>
          </table:table-cell>
          <table:table-cell table:formula="of:=([.D29]*[.E29]*[.E29]*[.E29])/12" office:value-type="float" office:value="6.18971206112802E+056" calcext:value-type="float">
            <text:p>6,18971206112802E+056</text:p>
          </table:table-cell>
          <table:table-cell table:formula="of:=([.E29]*[.F29]*[.F29]*[.F29])/12" office:value-type="float" office:value="5.20447902552431E+186" calcext:value-type="float">
            <text:p>5,20447902552431E+186</text:p>
          </table:table-cell>
          <table:table-cell table:formula="of:=([.F29]*[.G29]*[.G29]*[.G29])/12" office:value-type="string" office:string-value="" calcext:value-type="error">
            <text:p>#NÚM!</text:p>
          </table:table-cell>
          <table:table-cell table:formula="of:=([.G29]*[.H29]*[.H29]*[.H29])/12" office:value-type="string" office:string-value="" calcext:value-type="error">
            <text:p>#NÚM!</text:p>
          </table:table-cell>
          <table:table-cell table:formula="of:=([.H29]*[.I29]*[.I29]*[.I29])/12" office:value-type="string" office:string-value="" calcext:value-type="error">
            <text:p>#NÚM!</text:p>
          </table:table-cell>
        </table:table-row>
        <table:table-row table:style-name="ro1">
          <table:table-cell/>
          <table:table-cell table:number-columns-repeated="2" office:value-type="float" office:value="48" calcext:value-type="float">
            <text:p>48</text:p>
          </table:table-cell>
          <table:table-cell table:formula="of:=([.B30]*[.C30]*[.C30]*[.C30])/12" office:value-type="float" office:value="442368" calcext:value-type="float">
            <text:p>442368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49" calcext:value-type="float">
            <text:p>49</text:p>
          </table:table-cell>
          <table:table-cell table:formula="of:=([.B31]*[.C31]*[.C31]*[.C31])/12" office:value-type="float" office:value="480400.083333333" calcext:value-type="float">
            <text:p>480400,083333333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50" calcext:value-type="float">
            <text:p>50</text:p>
          </table:table-cell>
          <table:table-cell table:formula="of:=([.B32]*[.C32]*[.C32]*[.C32])/12" office:value-type="float" office:value="520833.333333333" calcext:value-type="float">
            <text:p>520833,333333333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51" calcext:value-type="float">
            <text:p>51</text:p>
          </table:table-cell>
          <table:table-cell table:formula="of:=([.B33]*[.C33]*[.C33]*[.C33])/12" office:value-type="float" office:value="563766.75" calcext:value-type="float">
            <text:p>563766,75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52" calcext:value-type="float">
            <text:p>52</text:p>
          </table:table-cell>
          <table:table-cell table:formula="of:=([.B34]*[.C34]*[.C34]*[.C34])/12" office:value-type="float" office:value="609301.333333333" calcext:value-type="float">
            <text:p>609301,333333333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53" calcext:value-type="float">
            <text:p>53</text:p>
          </table:table-cell>
          <table:table-cell table:formula="of:=([.B35]*[.C35]*[.C35]*[.C35])/12" office:value-type="float" office:value="657540.083333333" calcext:value-type="float">
            <text:p>657540,083333333</text:p>
          </table:table-cell>
          <table:table-cell table:number-columns-repeated="2" office:value-type="float" office:value="54" calcext:value-type="float">
            <text:p>54</text:p>
          </table:table-cell>
          <table:table-cell table:formula="of:=([.E35]*[.F35]*[.F35]*[.F35])/12" office:value-type="float" office:value="708588" calcext:value-type="float">
            <text:p>708588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([.H35]*[.I35]*[.I35]*[.I35])/12" office:value-type="float" office:value="762552.083333333" calcext:value-type="float">
            <text:p>762552,083333333</text:p>
          </table:table-cell>
        </table:table-row>
        <table:table-row table:style-name="ro1">
          <table:table-cell/>
          <table:table-cell table:number-columns-repeated="2" office:value-type="float" office:value="54" calcext:value-type="float">
            <text:p>54</text:p>
          </table:table-cell>
          <table:table-cell table:formula="of:=([.B36]*[.C36]*[.C36]*[.C36])/12" office:value-type="float" office:value="708588" calcext:value-type="float">
            <text:p>708588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55" calcext:value-type="float">
            <text:p>55</text:p>
          </table:table-cell>
          <table:table-cell table:formula="of:=([.B37]*[.C37]*[.C37]*[.C37])/12" office:value-type="float" office:value="762552.083333333" calcext:value-type="float">
            <text:p>762552,083333333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56" calcext:value-type="float">
            <text:p>56</text:p>
          </table:table-cell>
          <table:table-cell table:formula="of:=([.B38]*[.C38]*[.C38]*[.C38])/12" office:value-type="float" office:value="819541.333333333" calcext:value-type="float">
            <text:p>819541,333333333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57" calcext:value-type="float">
            <text:p>57</text:p>
          </table:table-cell>
          <table:table-cell table:formula="of:=([.B39]*[.C39]*[.C39]*[.C39])/12" office:value-type="float" office:value="879666.75" calcext:value-type="float">
            <text:p>879666,75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58" calcext:value-type="float">
            <text:p>58</text:p>
          </table:table-cell>
          <table:table-cell table:formula="of:=([.B40]*[.C40]*[.C40]*[.C40])/12" office:value-type="float" office:value="943041.333333333" calcext:value-type="float">
            <text:p>943041,333333333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59" calcext:value-type="float">
            <text:p>59</text:p>
          </table:table-cell>
          <table:table-cell table:formula="of:=([.B41]*[.C41]*[.C41]*[.C41])/12" office:value-type="float" office:value="1009780.08333333" calcext:value-type="float">
            <text:p>1009780,08333333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60" calcext:value-type="float">
            <text:p>60</text:p>
          </table:table-cell>
          <table:table-cell table:formula="of:=([.B42]*[.C42]*[.C42]*[.C42])/12" office:value-type="float" office:value="1080000" calcext:value-type="float">
            <text:p>108000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61" calcext:value-type="float">
            <text:p>61</text:p>
          </table:table-cell>
          <table:table-cell table:formula="of:=([.B43]*[.C43]*[.C43]*[.C43])/12" office:value-type="float" office:value="1153820.08333333" calcext:value-type="float">
            <text:p>1153820,08333333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62" calcext:value-type="float">
            <text:p>62</text:p>
          </table:table-cell>
          <table:table-cell table:formula="of:=([.B44]*[.C44]*[.C44]*[.C44])/12" office:value-type="float" office:value="1231361.33333333" calcext:value-type="float">
            <text:p>1231361,33333333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63" calcext:value-type="float">
            <text:p>63</text:p>
          </table:table-cell>
          <table:table-cell table:formula="of:=([.B45]*[.C45]*[.C45]*[.C45])/12" office:value-type="float" office:value="1312746.75" calcext:value-type="float">
            <text:p>1312746,7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0:57:37.561000000</meta:creation-date>
    <dc:date>2017-12-06T21:41:17.041000000</dc:date>
    <meta:editing-duration>PT12M55S</meta:editing-duration>
    <meta:editing-cycles>1</meta:editing-cycles>
    <meta:document-statistic meta:table-count="1" meta:cell-count="138" meta:object-count="0"/>
    <meta:generator>LibreOffice/5.3.3.2$Windows_x86 LibreOffice_project/3d9a8b4b4e538a85e0782bd6c2d430bafe583448</meta:generator>
  </office:meta>
</office:document-meta>
</file>